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fo:background-color="#f9a870" fo:padding="0.097cm" fo:border="0.05pt solid #000000">
        <style:background-image/>
      </style:table-cell-properties>
    </style:style>
    <style:style style:name="Táboa3" style:family="table">
      <style:table-properties style:width="16.977cm" fo:margin-left="0.014cm" table:align="left" style:writing-mode="lr-tb"/>
    </style:style>
    <style:style style:name="Táboa3.A" style:family="table-column">
      <style:table-column-properties style:column-width="10.597cm"/>
    </style:style>
    <style:style style:name="Táboa3.B" style:family="table-column">
      <style:table-column-properties style:column-width="3.103cm"/>
    </style:style>
    <style:style style:name="Táboa3.C" style:family="table-column">
      <style:table-column-properties style:column-width="3.277cm"/>
    </style:style>
    <style:style style:name="Táboa3.1" style:family="table-row">
      <style:table-row-properties style:min-row-height="0.829cm" fo:keep-together="auto"/>
    </style:style>
    <style:style style:name="Táboa3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áboa3.2" style:family="table-row">
      <style:table-row-properties style:min-row-height="0.7cm" fo:keep-together="auto"/>
    </style:style>
    <style:style style:name="Táboa3.A2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oa3.B2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áboa3.C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áboa3.A3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áboa3.B3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áboa3.C3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 style:writing-mode="lr-tb">
        <style:background-image/>
      </style:table-cell-properties>
    </style:style>
    <style:style style:name="Táboa3.A6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áboa4" style:family="table">
      <style:table-properties style:width="16.977cm" fo:margin-left="0.014cm" table:align="left" style:writing-mode="lr-tb"/>
    </style:style>
    <style:style style:name="Táboa4.A" style:family="table-column">
      <style:table-column-properties style:column-width="16.977cm"/>
    </style:style>
    <style:style style:name="Táboa4.1" style:family="table-row">
      <style:table-row-properties fo:keep-together="auto"/>
    </style:style>
    <style:style style:name="Táboa4.A1" style:family="table-cell">
      <style:table-cell-properties style:vertical-align="middle" fo:background-color="#adc5e7" fo:padding="0.097cm" fo:border="0.05pt solid #000000" style:writing-mode="lr-tb">
        <style:background-image/>
      </style:table-cell-properties>
    </style:style>
    <style:style style:name="Táboa4.A2" style:family="table-cell">
      <style:table-cell-properties style:vertical-align="middle" fo:padding="0.097cm" fo:border-left="0.05pt solid #000000" fo:border-right="0.05pt solid #000000" fo:border-top="none" fo:border-bottom="0.05pt solid #000000" style:writing-mode="lr-tb"/>
    </style:style>
    <style:style style:name="Tabla1" style:family="table">
      <style:table-properties style:width="16.977cm" fo:margin-left="0.014cm" table:align="left" style:writing-mode="lr-tb"/>
    </style:style>
    <style:style style:name="Tabla1.A" style:family="table-column">
      <style:table-column-properties style:column-width="16.977cm"/>
    </style:style>
    <style:style style:name="Tabla1.1" style:family="table-row">
      <style:table-row-properties style:min-row-height="0.829cm" fo:keep-together="auto"/>
    </style:style>
    <style:style style:name="Tabla1.A1" style:family="table-cell">
      <style:table-cell-properties style:vertical-align="top" fo:background-color="#fcd4d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style:font-name="Arial1" fo:font-size="10pt" fo:language="es" fo:country="ES" fo:font-style="normal" fo:font-weight="bold" officeooo:rsid="001db7de" officeooo:paragraph-rsid="001fa6b2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fo:language="gl" fo:country="ES" fo:font-style="italic" officeooo:rsid="0031e03e" officeooo:paragraph-rsid="001fa6b2" style:font-size-asian="8pt" style:font-style-asian="italic" style:font-size-complex="8pt" style:font-style-complex="italic"/>
    </style:style>
    <style:style style:name="P3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fa6b2" style:font-style-asian="normal" style:font-style-complex="normal"/>
    </style:style>
    <style:style style:name="P4" style:family="paragraph" style:parent-style-name="Standard">
      <style:text-properties officeooo:paragraph-rsid="001ad266"/>
    </style:style>
    <style:style style:name="P5" style:family="paragraph" style:parent-style-name="Heading_20_1">
      <style:text-properties style:font-name="Ubuntu" fo:font-size="12pt" officeooo:rsid="001ad266" officeooo:paragraph-rsid="001ad266" style:font-size-asian="12pt" style:font-size-complex="12pt"/>
    </style:style>
    <style:style style:name="P6" style:family="paragraph" style:parent-style-name="Heading_20_1">
      <style:paragraph-properties fo:margin-top="0.199cm" fo:margin-bottom="0.25cm" loext:contextual-spacing="false" fo:text-align="center" style:justify-single-word="false" style:vertical-align="middle" style:writing-mode="page"/>
      <style:text-properties style:font-name="Ubuntu" fo:font-size="12pt" fo:language="es" fo:country="ES" fo:font-weight="bold" officeooo:rsid="001fa6b2" officeooo:paragraph-rsid="001fa6b2" style:font-size-asian="12pt" style:font-weight-asian="bold" style:font-size-complex="12pt" style:font-weight-complex="bold"/>
    </style:style>
    <style:style style:name="P7" style:family="paragraph" style:parent-style-name="Heading_20_5">
      <style:text-properties style:font-name="Ubuntu" fo:font-size="12pt" style:font-size-asian="12pt" style:font-size-complex="12pt"/>
    </style:style>
    <style:style style:name="P8" style:family="paragraph" style:parent-style-name="Heading_20_5">
      <style:text-properties style:font-name="Ubuntu" fo:font-size="12pt" officeooo:rsid="0015baa1" style:font-size-asian="12pt" style:font-size-complex="12pt"/>
    </style:style>
    <style:style style:name="P9" style:family="paragraph" style:parent-style-name="Text_20_body">
      <style:paragraph-properties fo:margin-top="0.199cm" fo:margin-bottom="0.25cm" loext:contextual-spacing="false" style:writing-mode="page"/>
      <style:text-properties style:font-name="Ubuntu" fo:font-size="11pt" fo:language="es" fo:country="ES" fo:font-weight="bold" officeooo:rsid="001db7de" officeooo:paragraph-rsid="001fa6b2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margin-top="0.199cm" fo:margin-bottom="0.25cm" loext:contextual-spacing="false" style:writing-mode="page"/>
      <style:text-properties style:font-name="Ubuntu" officeooo:paragraph-rsid="001fa6b2"/>
    </style:style>
    <style:style style:name="P11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fa6b2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text-properties officeooo:rsid="001ad266" officeooo:paragraph-rsid="00123404"/>
    </style:style>
    <style:style style:name="P13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0pt" fo:language="gl" fo:country="ES" fo:font-style="normal" officeooo:rsid="00517001" officeooo:paragraph-rsid="0015baa1" style:font-name-asian="Arial1" style:font-size-asian="10pt" style:font-style-asian="normal" style:font-name-complex="Helvetica Neue" style:font-size-complex="10pt" style:language-complex="ar" style:country-complex="SA" style:font-style-complex="normal"/>
    </style:style>
    <style:style style:name="P14" style:family="paragraph" style:parent-style-name="Standard" style:list-style-name="L1">
      <style:paragraph-properties fo:margin-top="0cm" fo:margin-bottom="0cm" loext:contextual-spacing="false" fo:line-height="150%" fo:text-align="start" style:justify-single-word="false"/>
      <style:text-properties style:use-window-font-color="true" style:font-name="Ubuntu" fo:font-size="10pt" fo:language="gl" fo:country="ES" fo:font-style="normal" officeooo:rsid="00517001" officeooo:paragraph-rsid="001fa6b2" style:font-name-asian="Arial1" style:font-size-asian="10pt" style:font-style-asian="normal" style:font-name-complex="Helvetica Neue" style:font-size-complex="10pt" style:language-complex="ar" style:country-complex="SA" style:font-style-complex="normal"/>
    </style:style>
    <style:style style:name="P15" style:family="paragraph" style:parent-style-name="Standard">
      <style:paragraph-properties fo:margin-top="0.101cm" fo:margin-bottom="0cm" loext:contextual-spacing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15baa1" officeooo:paragraph-rsid="0015baa1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1fa6b2" officeooo:paragraph-rsid="001fa6b2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normal" officeooo:rsid="00517001" officeooo:paragraph-rsid="001ad266" style:font-name-asian="Arial1" style:font-size-asian="10pt" style:font-style-asian="normal" style:font-weight-asian="normal" style:font-name-complex="Helvetica Neue" style:font-size-complex="10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0pt" fo:language="gl" fo:country="ES" fo:font-style="normal" style:text-underline-style="none" fo:font-weight="bold" officeooo:rsid="0015baa1" officeooo:paragraph-rsid="0015baa1" style:font-name-asian="Arial1" style:font-size-asian="10pt" style:font-style-asian="normal" style:font-weight-asian="bold" style:font-name-complex="Helvetica Neue" style:font-size-complex="10pt" style:language-complex="ar" style:country-complex="SA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text-autospace="non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0pt" fo:language="gl" fo:country="ES" fo:font-style="normal" style:text-underline-style="none" fo:font-weight="bold" officeooo:rsid="0015baa1" officeooo:paragraph-rsid="0015baa1" style:font-name-asian="Adobe Garamond Pro" style:font-size-asian="10pt" style:font-style-asian="normal" style:font-weight-asian="bold" style:font-name-complex="Adobe Garamond Pro" style:font-size-complex="10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0pt" fo:language="gl" fo:country="ES" fo:font-style="italic" style:text-underline-style="none" fo:font-weight="bold" officeooo:paragraph-rsid="001ad266" style:font-name-asian="Adobe Garamond Pro" style:font-size-asian="10pt" style:font-style-asian="italic" style:font-weight-asian="bold" style:font-name-complex="Adobe Garamond Pro" style:font-size-complex="10pt" style:font-style-complex="italic" style:font-weight-complex="bold"/>
    </style:style>
    <style:style style:name="T1" style:family="text">
      <style:text-properties fo:font-size="8pt" fo:language="gl" fo:country="ES" fo:font-style="italic" officeooo:rsid="00517001" style:font-size-asian="8pt" style:font-style-asian="italic" style:font-size-complex="8pt" style:font-style-complex="italic"/>
    </style:style>
    <style:style style:name="T2" style:family="text">
      <style:text-properties fo:font-size="8pt" fo:language="gl" fo:country="ES" fo:font-style="italic" officeooo:rsid="0017897c" style:font-size-asian="8pt" style:font-style-asian="italic" style:font-size-complex="8pt" style:font-style-complex="italic"/>
    </style:style>
    <style:style style:name="T3" style:family="text">
      <style:text-properties fo:font-size="8pt" fo:language="gl" fo:country="ES" fo:font-style="italic" officeooo:rsid="001eac70" style:font-size-asian="8pt" style:font-style-asian="italic" style:font-size-complex="8pt" style:font-style-complex="italic"/>
    </style:style>
    <style:style style:name="T4" style:family="text">
      <style:text-properties fo:font-size="8pt" fo:language="gl" fo:country="ES" fo:font-style="italic" officeooo:rsid="001caa2c" style:font-size-asian="8pt" style:font-style-asian="italic" style:font-size-complex="8pt" style:font-style-complex="italic"/>
    </style:style>
    <style:style style:name="T5" style:family="text">
      <style:text-properties fo:font-size="8pt" fo:language="gl" fo:country="ES" fo:font-style="italic" officeooo:rsid="004fe7cd" style:font-size-asian="8pt" style:font-style-asian="italic" style:font-size-complex="8pt" style:font-style-complex="italic"/>
    </style:style>
    <style:style style:name="T6" style:family="text">
      <style:text-properties fo:font-size="8pt" fo:language="gl" fo:country="ES" fo:font-style="italic" officeooo:rsid="001ba90b" style:font-size-asian="8pt" style:font-style-asian="italic" style:font-size-complex="8pt" style:font-style-complex="italic"/>
    </style:style>
    <style:style style:name="T7" style:family="text">
      <style:text-properties fo:font-size="8pt" fo:language="gl" fo:country="ES" fo:font-style="italic" officeooo:rsid="0026d137" style:font-size-asian="8pt" style:font-style-asian="italic" style:font-size-complex="8pt" style:font-style-complex="italic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fa6b2" style:font-size-asian="12pt" style:font-size-complex="12pt"/>
    </style:style>
    <style:style style:name="T10" style:family="text">
      <style:text-properties fo:font-size="12pt" fo:language="es" fo:country="ES" fo:font-weight="bold" officeooo:rsid="001fa6b2" style:font-size-asian="12pt" style:font-weight-asian="bold" style:font-size-complex="12pt" style:font-weight-complex="bold"/>
    </style:style>
    <style:style style:name="T11" style:family="text">
      <style:text-properties fo:font-size="12pt" fo:language="es" fo:country="ES" fo:font-weight="bold" officeooo:rsid="001db7de" style:font-size-asian="12pt" style:font-weight-asian="bold" style:font-size-complex="12pt" style:font-weight-complex="bold"/>
    </style:style>
    <style:style style:name="T12" style:family="text">
      <style:text-properties officeooo:rsid="001ad266"/>
    </style:style>
    <style:style style:name="T13" style:family="text">
      <style:text-properties officeooo:rsid="001fa6b2"/>
    </style:style>
    <style:style style:name="T14" style:family="text">
      <style:text-properties officeooo:rsid="002436c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oa1" table:style-name="Táboa1">
        <table:table-column table:style-name="Táboa1.A"/>
        <table:table-row>
          <table:table-cell table:style-name="Táboa1.A1" office:value-type="string">
            <text:h text:style-name="P6" text:outline-level="1">CO-EVAL<text:span text:style-name="T14">U</text:span>ACIÓN EN PAREJAS DEL PRIMER BORRADOR</text:h>
          </table:table-cell>
        </table:table-row>
      </table:table>
      <text:p text:style-name="P9"><text:span text:style-name="T8">NOMBRE </text:span><text:span text:style-name="T9">DE LA PERSONA ESCRITORA</text:span><text:span text:style-name="T8">: ___________________________________<text:tab/></text:span></text:p>
      <text:p text:style-name="P10"><text:span text:style-name="T10">REVISADO POR: ________________________________ <text:tab/></text:span><text:span text:style-name="T11">FECHA: ______________</text:span></text:p>
      <table:table table:name="Táboa3" table:style-name="Táboa3">
        <table:table-column table:style-name="Táboa3.A"/>
        <table:table-column table:style-name="Táboa3.B"/>
        <table:table-column table:style-name="Táboa3.C"/>
        <table:table-row table:style-name="Táboa3.1">
          <table:table-cell table:style-name="Táboa3.A1" table:number-columns-spanned="3" office:value-type="string">
            <text:h text:style-name="P8" text:outline-level="5">REVISIÓN D<text:span text:style-name="T13">EL</text:span> CONT<text:span text:style-name="T13">EN</text:span>IDO</text:h>
          </table:table-cell>
          <table:covered-table-cell/>
          <table:covered-table-cell/>
        </table:table-row>
        <table:table-row table:style-name="Táboa3.2">
          <table:table-cell table:style-name="Táboa3.A2" office:value-type="string">
            <text:p text:style-name="P16"><text:span text:style-name="T13">¿</text:span>Aparece claramente <text:span text:style-name="T13">la descripción del personaje principal?</text:span></text:p>
          </table:table-cell>
          <table:table-cell table:style-name="Táboa3.B2" office:value-type="string">
            <text:p text:style-name="P20">SI</text:p>
          </table:table-cell>
          <table:table-cell table:style-name="Táboa3.C2" office:value-type="string">
            <text:p text:style-name="P20">NO</text:p>
          </table:table-cell>
        </table:table-row>
        <table:table-row table:style-name="Táboa3.2">
          <table:table-cell table:style-name="Táboa3.A3" office:value-type="string">
            <text:p text:style-name="P17">¿Se localiza claramente dónde sucede la acción? (espacio)</text:p>
          </table:table-cell>
          <table:table-cell table:style-name="Táboa3.B3" office:value-type="string">
            <text:p text:style-name="P20">SI</text:p>
          </table:table-cell>
          <table:table-cell table:style-name="Táboa3.C3" office:value-type="string">
            <text:p text:style-name="P20">NO</text:p>
          </table:table-cell>
        </table:table-row>
        <table:table-row table:style-name="Táboa3.2">
          <table:table-cell table:style-name="Táboa3.A3" office:value-type="string">
            <text:p text:style-name="P17">¿Se identifica cuándo sucede la acción? (tiempo)</text:p>
          </table:table-cell>
          <table:table-cell table:style-name="Táboa3.B3" office:value-type="string">
            <text:p text:style-name="P20">SI</text:p>
          </table:table-cell>
          <table:table-cell table:style-name="Táboa3.C3" office:value-type="string">
            <text:p text:style-name="P20">NO</text:p>
          </table:table-cell>
        </table:table-row>
        <table:table-row table:style-name="Táboa3.2">
          <table:table-cell table:style-name="Táboa3.A3" office:value-type="string">
            <text:p text:style-name="P17">¿Ayudan los conectores a guiarnos por la estructura?</text:p>
          </table:table-cell>
          <table:table-cell table:style-name="Táboa3.B3" office:value-type="string">
            <text:p text:style-name="P20">SI</text:p>
          </table:table-cell>
          <table:table-cell table:style-name="Táboa3.C3" office:value-type="string">
            <text:p text:style-name="P20">NO</text:p>
          </table:table-cell>
        </table:table-row>
        <table:table-row table:style-name="Táboa3.2">
          <table:table-cell table:style-name="Táboa3.A6" table:number-columns-spanned="3" office:value-type="string">
            <text:p text:style-name="P19">Estru<text:span text:style-name="T13">c</text:span>tura</text:p>
          </table:table-cell>
          <table:covered-table-cell/>
          <table:covered-table-cell/>
        </table:table-row>
        <table:table-row table:style-name="Táboa3.2">
          <table:table-cell table:style-name="Táboa3.A3" office:value-type="string">
            <text:p text:style-name="P17">¿Se identifica la situación inicial estable?</text:p>
          </table:table-cell>
          <table:table-cell table:style-name="Táboa3.B3" office:value-type="string">
            <text:p text:style-name="P20">SI</text:p>
          </table:table-cell>
          <table:table-cell table:style-name="Táboa3.C3" office:value-type="string">
            <text:p text:style-name="P20">NO</text:p>
          </table:table-cell>
        </table:table-row>
        <table:table-row table:style-name="Táboa3.2">
          <table:table-cell table:style-name="Táboa3.A3" office:value-type="string">
            <text:p text:style-name="P17">¿La complicación está clara?</text:p>
          </table:table-cell>
          <table:table-cell table:style-name="Táboa3.B3" office:value-type="string">
            <text:p text:style-name="P20">SI</text:p>
          </table:table-cell>
          <table:table-cell table:style-name="Táboa3.C3" office:value-type="string">
            <text:p text:style-name="P20">NO</text:p>
          </table:table-cell>
        </table:table-row>
        <table:table-row table:style-name="Táboa3.2">
          <table:table-cell table:style-name="Táboa3.A3" office:value-type="string">
            <text:p text:style-name="P17">¿Existe un desenlace?</text:p>
          </table:table-cell>
          <table:table-cell table:style-name="Táboa3.B3" office:value-type="string">
            <text:p text:style-name="P20">SI</text:p>
          </table:table-cell>
          <table:table-cell table:style-name="Táboa3.C3" office:value-type="string">
            <text:p text:style-name="P20">NO</text:p>
          </table:table-cell>
        </table:table-row>
      </table:table>
      <table:table table:name="Táboa4" table:style-name="Táboa4">
        <table:table-column table:style-name="Táboa4.A"/>
        <table:table-row table:style-name="Táboa4.1">
          <table:table-cell table:style-name="Táboa4.A1" office:value-type="string">
            <text:h text:style-name="P7" text:outline-level="5">REVISIÓN D<text:span text:style-name="T13">EL</text:span> SISTEMA DE ESCRITURA <text:span text:style-name="T12">(sobre el texto).</text:span></text:h>
          </table:table-cell>
        </table:table-row>
        <table:table-row table:style-name="Táboa4.1">
          <table:table-cell table:style-name="Táboa4.A2" office:value-type="string">
            <text:list xml:id="list1389225818" text:style-name="L1">
              <text:list-item>
                <text:p text:style-name="P13">Separación de palabras: S<text:span text:style-name="T13">eñala posibles errores</text:span>.</text:p>
              </text:list-item>
              <text:list-item>
                <text:p text:style-name="P13">Concordancia de <text:span text:style-name="T13">género y número: Señala posibles errores.</text:span></text:p>
              </text:list-item>
              <text:list-item>
                <text:p text:style-name="P14">Ortografía: <text:span text:style-name="T13">Señala posibles errores.</text:span></text:p>
              </text:list-item>
            </text:list>
          </table:table-cell>
        </table:table-row>
      </table:table>
      <text:p text:style-name="P1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5" text:outline-level="1">Anotaci<text:span text:style-name="T13">ones de la persona docente:</text:span></text:h>
          </table:table-cell>
        </table:table-row>
        <table:table-row table:style-name="Tabla1.2">
          <table:table-cell table:style-name="Tabla1.A2" office:value-type="string">
            <text:p text:style-name="P18"/>
            <text:p text:style-name="P21"/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.10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fa6b2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margin-top="0.101cm" fo:margin-bottom="0cm" loext:contextual-spacing="false"/>
      <style:text-properties style:font-name="Ubuntu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Arial1" fo:font-size="10pt" fo:language="es" fo:country="ES" fo:font-style="normal" fo:font-weight="bold" officeooo:rsid="001db7de" officeooo:paragraph-rsid="001fa6b2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8pt" fo:language="gl" fo:country="ES" fo:font-style="italic" officeooo:rsid="0031e03e" officeooo:paragraph-rsid="001fa6b2" style:font-size-asian="8pt" style:font-style-asian="italic" style:font-size-complex="8pt" style:font-style-complex="italic"/>
    </style:style>
    <style:style style:name="MP5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fa6b2" style:font-style-asian="normal" style:font-style-complex="normal"/>
    </style:style>
    <style:style style:name="MT1" style:family="text">
      <style:text-properties fo:font-size="8pt" fo:language="gl" fo:country="ES" fo:font-style="italic" officeooo:rsid="00517001" style:font-size-asian="8pt" style:font-style-asian="italic" style:font-size-complex="8pt" style:font-style-complex="italic"/>
    </style:style>
    <style:style style:name="MT2" style:family="text">
      <style:text-properties fo:font-size="8pt" fo:language="gl" fo:country="ES" fo:font-style="italic" officeooo:rsid="0026d137" style:font-size-asian="8pt" style:font-style-asian="italic" style:font-size-complex="8pt" style:font-style-complex="italic"/>
    </style:style>
    <style:style style:name="MT3" style:family="text">
      <style:text-properties fo:font-size="8pt" fo:language="gl" fo:country="ES" fo:font-style="italic" officeooo:rsid="001caa2c" style:font-size-asian="8pt" style:font-style-asian="italic" style:font-size-complex="8pt" style:font-style-complex="italic"/>
    </style:style>
    <style:style style:name="MT4" style:family="text">
      <style:text-properties fo:font-size="8pt" fo:language="gl" fo:country="ES" fo:font-style="italic" officeooo:rsid="004fe7cd" style:font-size-asian="8pt" style:font-style-asian="italic" style:font-size-complex="8pt" style:font-style-complex="italic"/>
    </style:style>
    <style:style style:name="MT5" style:family="text">
      <style:text-properties fo:font-size="8pt" fo:language="gl" fo:country="ES" fo:font-style="italic" officeooo:rsid="001ba90b" style:font-size-asian="8pt" style:font-style-asian="italic" style:font-size-complex="8pt" style:font-style-complex="italic"/>
    </style:style>
    <style:style style:name="MT6" style:family="text">
      <style:text-properties fo:font-size="8pt" fo:language="gl" fo:country="ES" fo:font-style="italic" officeooo:rsid="0017897c" style:font-size-asian="8pt" style:font-style-asian="italic" style:font-size-complex="8pt" style:font-style-complex="italic"/>
    </style:style>
    <style:style style:name="MT7" style:family="text">
      <style:text-properties fo:font-size="8pt" fo:language="zxx" fo:country="none" fo:font-style="italic" officeooo:rsid="001ba90b" style:font-size-asian="8pt" style:font-style-asian="italic" style:font-size-complex="8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A Escribimos cuentos... ¡Por primera vez! Proyecto EDIA<draw:frame draw:style-name="Mfr1" draw:name="Image4" text:anchor-type="char" svg:x="10.634cm" svg:y="0.381cm" svg:width="6.034cm" svg:height="0.951cm" draw:z-index="0"><draw:image xlink:href="Pictures/1000020100000E01000001F0FD07BEC24586D5E1.png" xlink:type="simple" xlink:show="embed" xlink:actuate="onLoad" loext:mime-type="image/png"/></draw:frame></text:p>
        <text:p text:style-name="MP2">Interdisciplinar. Primaria</text:p>
        <text:p text:style-name="MP3"/>
      </style:header>
      <style:footer>
        <text:p text:style-name="MP4"><draw:frame draw:style-name="Mfr2" draw:name="Imagen1" text:anchor-type="paragraph" svg:y="-0.288cm" svg:width="1.633cm" svg:height="0.575cm" draw:z-index="1"><draw:image xlink:href="Pictures/10000201000000580000001F8A4C9DF059F45CD3.png" xlink:type="simple" xlink:show="embed" xlink:actuate="onLoad" loext:mime-type="image/png"/></draw:frame><text:s/></text:p>
        <text:p text:style-name="MP5"><text:span text:style-name="MT1">“</text:span><text:span text:style-name="MT2">Co-evaluación en parejas, primer borrador”</text:span><text:span text:style-name="MT1"> por </text:span><text:span text:style-name="MT3">Aíovai</text:span><text:span text:style-name="MT4"> para </text:span><text:span text:style-name="MT5">C</text:span><text:span text:style-name="MT2">edec</text:span><text:span text:style-name="MT5">, basado en una obra</text:span><text:span text:style-name="MT6"> para </text:span><text:span text:style-name="MT4">Xunta de Galicia, </text:span><text:span text:style-name="MT5">se encuentra bajo una </text:span><text:a xlink:type="simple" xlink:href="https://creativecommons.org/licenses/by-sa/4.0/deed.es" text:style-name="Internet_20_link" text:visited-style-name="Visited_20_Internet_20_Link"><text:span text:style-name="MT7">Licencia </text:span></text:a><text:a xlink:type="simple" xlink:href="https://creativecommons.org/licenses/by-sa/4.0/deed.es" text:style-name="Internet_20_link" text:visited-style-name="Visited_20_Internet_20_Link"><text:span text:style-name="MT4">Creative Commons </text:span></text:a><text:a xlink:type="simple" xlink:href="https://creativecommons.org/licenses/by-sa/4.0/deed.es" text:style-name="Internet_20_link" text:visited-style-name="Visited_20_Internet_20_Link"><text:span text:style-name="MT5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20T12:41:44.295078070</dc:date>
    <meta:editing-duration>PT1H17M50S</meta:editing-duration>
    <meta:editing-cycles>12</meta:editing-cycles>
    <meta:generator>LibreOffice/6.0.7.3$Linux_X86_64 LibreOffice_project/00m0$Build-3</meta:generator>
    <meta:document-statistic meta:table-count="4" meta:image-count="2" meta:object-count="0" meta:page-count="1" meta:paragraph-count="35" meta:word-count="148" meta:character-count="1029" meta:non-whitespace-character-count="915"/>
  </office:meta>
</office:document-meta>
</file>